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KeyCacheInterceptor.generateKey( CacheOperationInvocationContext &lt; O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KeyCacheInterceptor.createCacheKeyInvocationContext( CacheOperationInvocationContext &lt; O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KeyCacheInterceptor.AbstractKeyCacheIntercepto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